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074b2a" officeooo:paragraph-rsid="00074b2a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74b2a" officeooo:paragraph-rsid="00074b2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74b2a" officeooo:paragraph-rsid="00074b2a" style:font-size-asian="10.5pt" style:font-size-complex="12pt"/>
    </style:style>
    <style:style style:name="T1" style:family="text">
      <style:text-properties officeooo:rsid="00081554"/>
    </style:style>
    <style:style style:name="T2" style:family="text">
      <style:text-properties officeooo:rsid="00093a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es the type of bird an egg comes from effect its general structure</text:p>
      <text:p text:style-name="P2"/>
      <text:p text:style-name="P2">Introduction:</text:p>
      <text:p text:style-name="P2"/>
      <text:p text:style-name="P3">Eggs are <text:span text:style-name="T2">objectively subjectively awesome. They </text:span><text:span text:style-name="T1">keep a young bird safe from the dangerous outside </text:span><text:span text:style-name="T2">whiles still being breakable for the young bird to hatch when the time comes.</text:span></text:p>
      <text:p text:style-name="P3"/>
      <text:p text:style-name="P3">What are the purpose of eggs/ importance</text:p>
      <text:p text:style-name="P3">What species produce eggs</text:p>
      <text:p text:style-name="P3">What are eggs made up of- <text:span text:style-name="T1">calcium carbonate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2T16:03:18.249000000</meta:creation-date>
    <dc:date>2022-06-22T16:25:46.282000000</dc:date>
    <meta:editing-duration>PT1M47S</meta:editing-duration>
    <meta:editing-cycles>1</meta:editing-cycles>
    <meta:document-statistic meta:table-count="0" meta:image-count="0" meta:object-count="0" meta:page-count="1" meta:paragraph-count="6" meta:word-count="62" meta:character-count="364" meta:non-whitespace-character-count="308"/>
    <meta:generator>LibreOffice/7.3.2.2$Windows_X86_64 LibreOffice_project/49f2b1bff42cfccbd8f788c8dc32c1c309559be0</meta:generator>
  </office:meta>
</office:document-meta>
</file>